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4.311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6.463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385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2.187cm"/>
    </style:style>
    <style:style style:name="co17" style:family="table-column">
      <style:table-column-properties fo:break-before="auto" style:column-width="3.847cm"/>
    </style:style>
    <style:style style:name="co18" style:family="table-column">
      <style:table-column-properties fo:break-before="auto" style:column-width="1.642cm"/>
    </style:style>
    <style:style style:name="co19" style:family="table-column">
      <style:table-column-properties fo:break-before="auto" style:column-width="1.833cm"/>
    </style:style>
    <style:style style:name="co20" style:family="table-column">
      <style:table-column-properties fo:break-before="auto" style:column-width="3.821cm"/>
    </style:style>
    <style:style style:name="co21" style:family="table-column">
      <style:table-column-properties fo:break-before="auto" style:column-width="1.042cm"/>
    </style:style>
    <style:style style:name="co22" style:family="table-column">
      <style:table-column-properties fo:break-before="auto" style:column-width="0.878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number-columns-repeated="6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fpga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processor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processor-field-upgra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sp-image-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fpga-field-upgra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pga-image-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fpga-upgrade-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processor-upgrade-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serial-no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AA1BBB2CCC3DDD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gits16</text:p>
          </table:table-cell>
          <table:table-cell office:value-type="string" calcext:value-type="string">
            <text:p>AlphaNum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ip-setting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subnet-mask</text:p>
          </table:table-cell>
          <table:table-cell office:value-type="string" calcext:value-type="string">
            <text:p>gateway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tArra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ostArra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D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ubnet-mask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gatewa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os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tu-size</text:p>
          </table:table-cell>
          <table:table-cell office:value-type="string" calcext:value-type="string">
            <text:p>valu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X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D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otify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7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TIFY_IPADDRES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TIFY_PORT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iagnostics</text:p>
          </table:table-cell>
          <table:table-cell office:value-type="string" calcext:value-type="string">
            <text:p>hw-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temperature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evice-lo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evice-log-level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evice-log-facility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S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ev-log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8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lash-scr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O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p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mage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get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mage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soft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onfiguration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factory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eboo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uthenticatio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MIN_NAM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dmin-pw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dmin#123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MIN_PWD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SER_NAM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user-pw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#123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SER_PW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dentific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IDENTIF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video-mode</text:p>
          </table:table-cell>
          <table:table-cell office:value-type="string" calcext:value-type="string">
            <text:p>enable-3d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VIDEO-MO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OS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nfig-file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own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updat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board-type</text:p>
          </table:table-cell>
          <table:table-cell office:value-type="string" calcext:value-type="string">
            <text:p>val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led-on-time</text:p>
          </table:table-cell>
          <table:table-cell office:value-type="string" calcext:value-type="string">
            <text:p>val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O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ed-off-time</text:p>
          </table:table-cell>
          <table:table-cell office:value-type="string" calcext:value-type="string">
            <text:p>val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ttp-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HTTP_SWITCH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enable-encryptio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NCRYPT_DECRYP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dns</text:p>
          </table:table-cell>
          <table:table-cell office:value-type="string" calcext:value-type="string">
            <text:p>add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ata-valu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D_RECORD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D_RECORD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ata-valu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D_RECOR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elete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ELETE_RECORD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read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AD_RECORD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dit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ata-valu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DIT_RECORD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DIT_RECORD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ata-valu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DIT_RECOR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reams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resolu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frame-rate</text:p>
          </table:table-cell>
          <table:table-cell office:value-type="string" calcext:value-type="string">
            <text:p>val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valid-inp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able-presenc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buffer-typ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OS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uffer-delay</text:p>
          </table:table-cell>
          <table:table-cell office:value-type="string" calcext:value-type="string">
            <text:p>valu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OS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00" calcext:value-type="float">
            <text:p>50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qll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S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 </text:p>
          </table:table-cell>
          <table:table-cell office:value-type="string" calcext:value-type="string">
            <text:p>getArray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ostArray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N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HQLL-MULTI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OS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HQLL-MULTI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OS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es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OS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 </text:p>
          </table:table-cell>
          <table:table-cell office:value-type="string" calcext:value-type="string">
            <text:p>getArray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ostArray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N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ES-MULTI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OS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12200" calcext:value-type="float">
            <text:p>12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ES-MULTI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OS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OS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resolu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720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frame-rate</text:p>
          </table:table-cell>
          <table:table-cell office:value-type="string" calcext:value-type="string">
            <text:p>val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ed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77AABBCCDDEEFF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mp-layout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OS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vailable-layo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nable-pip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OS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p-loc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OS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OS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OS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nable-pap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OS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ap-pap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y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OS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ax-images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OS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OS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upload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ute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ostArray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ND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UPLOAD-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UPLOAD-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UPLOAD-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UPLOAD-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upload-mute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ute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ostArray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END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ute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UPLOAD-MUTE-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UPLOAD-MUTE-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UPLOAD-MUTE-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el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ostArray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N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OS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OS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OS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OS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OS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OS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OS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OS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OS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POST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OS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OS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POS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OS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POS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OS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OS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OS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O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OS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POS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3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OS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3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POS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3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POST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3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POS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3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POS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3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OS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3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OS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4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POS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4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POS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4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POS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4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OS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4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POS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4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POS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4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OS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5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POS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5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OST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5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OS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5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POST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5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POS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5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OS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5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OS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6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OS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6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POS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6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POS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6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6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OS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6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6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7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_location</text:p>
          </table:table-cell>
          <table:table-cell office:value-type="string" calcext:value-type="string">
            <text:p>y_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7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7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y_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7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POS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7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OS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7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POS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9" calcext:value-type="float">
            <text:p>10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7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POS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9" calcext:value-type="float">
            <text:p>19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alid-inp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enable-rx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POS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ne-gain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PO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arse-gain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OS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POS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oop-back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OS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x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5.0.5.3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OS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 </text:p>
          </table:table-cell>
          <table:table-cell office:value-type="string" calcext:value-type="string">
            <text:p>getArray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ostArray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N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_R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POS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13100" calcext:value-type="float">
            <text:p>13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_R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POS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enable-tx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POS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x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5.0.5.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OS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 </text:p>
          </table:table-cell>
          <table:table-cell office:value-type="string" calcext:value-type="string">
            <text:p>getArray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ostArray</text:p>
          </table:table-cell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EN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32.0.5.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_T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POS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_T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POS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ine-gain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POST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arse-gain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POS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OS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POS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vm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OS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usb-link-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POS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POS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NCODER-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OS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default-encod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NCODER-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POS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key-code</text:p>
          </table:table-cell>
          <table:table-cell office:value-type="string" calcext:value-type="string">
            <text:p>valu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POS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s232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POS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et-devi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base_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POST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open-conn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OST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lose-conn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OS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flus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POS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value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POST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baud_rate</text:p>
          </table:table-cell>
          <table:table-cell office:value-type="string" calcext:value-type="string">
            <text:p>data_bits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stop_bit</text:p>
          </table:table-cell>
          <table:table-cell office:value-type="string" calcext:value-type="string">
            <text:p>flow_control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tArray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ostArray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ud_rate</text:p>
          </table:table-cell>
          <table:table-cell office:value-type="string" calcext:value-type="string">
            <text:p>value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POS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ata_bits</text:p>
          </table:table-cell>
          <table:table-cell office:value-type="string" calcext:value-type="string">
            <text:p>val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OS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par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POS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stop_bi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POS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flow_contr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POST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POST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en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POST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ad_registe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SEN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POS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SEN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POS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NON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-regi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FPGA-REGISTE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POS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07" meta:object-count="0"/>
    <meta:generator>LibreOffice/4.1.2.3$Linux_x86 LibreOffice_project/410m0$Build-3</meta:generator>
  </office:meta>
</office:document-meta>
</file>